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18_02-11-56_000.jpg</text:p>
          </table:table-cell>
          <table:table-cell table:style-name="ce26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1-17_15-48-10_000.jpg</text:p>
          </table:table-cell>
          <table:table-cell table:style-name="ce26" office:value-type="string">
            <text:p>:m #*# RES / free / res-id=DGVP / theme=~ / genre=areas:zhongguo:economika:makro,content=可処分所得：日本との比較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#*# RES / free / res-id=DGVP / theme=~ / genre=areas:zhongguo:economika:makro,content=可処分所得：日本との比較 / session-number=~ / doc=~,other=~">
            <text:p>:m #*# RES / free / res-id=DGVP / theme=~ / genre=areas:zhongguo:economika:makro,content=可処分所得：日本との比較 / session-number=~ / doc=~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1-17_13-25-20_000.jpg</text:p>
          </table:table-cell>
          <table:table-cell table:style-name="ce26" office:value-type="string">
            <text:p>:m #*# RES / free / res-id=GLR2 / theme=中国共産党：「４つの基本原則」 / genre=areas:zhongguo,content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RES / free / res-id=GLR2 / theme=中国共産党：「４つの基本原則」 / genre=areas:zhongguo,content=~ / session-number=~ / doc=~,other=~">
            <text:p>:m #*# RES / free / res-id=GLR2 / theme=中国共産党：「４つの基本原則」 / genre=areas:zhongguo,content=~ / session-number=~ / doc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1-17_16-16-02_000.jpg</text:p>
          </table:table-cell>
          <table:table-cell table:style-name="ce26" office:value-type="string">
            <text:p>:m #*# RES / free / res-id=UV5V / theme=~ / genre=areas:zhongguo:ekonomika,content=中国：米：生産高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free / res-id=UV5V / theme=~ / genre=areas:zhongguo:ekonomika,content=中国：米：生産高 / session-number=~ / doc=~,other=~">
            <text:p>:m #*# RES / free / res-id=UV5V / theme=~ / genre=areas:zhongguo:ekonomika,content=中国：米：生産高 / session-number=~ / doc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1-17_17-29-05_000.jpg</text:p>
          </table:table-cell>
          <table:table-cell table:style-name="ce26" office:value-type="string">
            <text:p>:m 1*1 RES / JVEMV6 64#228_minzoku_sisoo / 『現代日本思想大系　第３０巻　民俗の思想』 著者=柳宗悦（この章の著者）,校注=~ / p.248 / w=,topic=,session-id=,publisher=~,other=sketch+:お椀~色名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8];CONCATENATE([.C8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17_14-10-5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1-17_21-15-4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7" office:value-type="string">
            <text:p>2023-01-18_02-11-27_000.mp4</text:p>
          </table:table-cell>
          <table:table-cell table:style-name="ce26" office:value-type="string">
            <text:p>:VIDEO / @自室 / 記録 / jap.flute / 演奏、play / R=1 / genre=melody,session=hour-02,memo=~,file-piece-id=~,other= / follow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VIDEO / @自室 / 記録 / jap.flute / 演奏、play / R=1 / genre=melody,session=hour-02,memo=~,file-piece-id=~,other= / follow~">
            <text:p>:VIDEO / @自室 / 記録 / jap.flute / 演奏、play / R=1 / genre=melody,session=hour-02,memo=~,file-piece-id=~,other=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1-17_16-15-53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-*">
            <text:p>-*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17_18-58-39_000.jpg</text:p>
          </table:table-cell>
          <table:table-cell table:style-name="ce26" office:value-type="string">
            <text:p>:m :篠笛,shinobue #*# / session-memo:session-1 / 1#1 / p.1-&lt;1&gt;:genre=melody,session=hour-18,key=~ \\\ p.2-&lt;1&gt;:genre=melody:continue-from:page-1,session=hour-18,key=~ \\\ p.3-&lt;1&gt;:genre=melody,session=hour-18,key=h-4(Ef)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:篠笛,shinobue #*# / session-memo:session-1 / 1#1 / p.1-&lt;1&gt;:genre=melody,session=hour-18,key=~ \\\ p.2-&lt;1&gt;:genre=melody:continue-from:page-1,session=hour-18,key=~ \\\ p.3-&lt;1&gt;:genre=melody,session=hour-18,key=h-4(Ef)">
            <text:p>:m :篠笛,shinobue #*# / session-memo:session-1 / 1#1 / p.1-&lt;1&gt;:genre=melody,session=hour-18,key=~ \\\ p.2-&lt;1&gt;:genre=melody:continue-from:page-1,session=hour-18,key=~ \\\ p.3-&lt;1&gt;:genre=melody,session=hour-18,key=h-4(Ef)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1-18_09-43-42_000.jpg</text:p>
          </table:table-cell>
          <table:table-cell table:style-name="ce26" office:value-type="string">
            <text:p>:m :th,mysl / topic=人生の指針 / content=otava-yoの"любишь ли ты":こういうものに、殉じよう,other=~ / lang=ja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:th,mysl / topic=人生の指針 / content=otava-yoの&quot;любишь ли ты&quot;:こういうものに、殉じよう,other=~ / lang=ja">
            <text:p>:m :th,mysl / topic=人生の指針 / content=otava-yoの"любишь ли ты":こういうものに、殉じよう,other=~ / lang=j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1-18_12-29-29_000.jpg</text:p>
          </table:table-cell>
          <table:table-cell table:style-name="ce26" office:value-type="string">
            <text:p>:m 1*1 RES / JVEMV6 64#228_minzoku_sisoo / 『現代日本思想大系　第３０巻　民俗の思想』 著者=柳宗悦（この章の著者）,校注=~ / p.248 / w=瓢箪；ほかい[行器；中能登町,topic=,session-id=,publisher=~,other=sketch+:轆轤の上で、陶土に指を当てている；sketch+:「ほかい」；地図+：中野都地域：石川県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1*1 RES / JVEMV6 64#228_minzoku_sisoo / 『現代日本思想大系　第３０巻　民俗の思想』 著者=柳宗悦（この章の著者）,校注=~ / p.248 / w=瓢箪；ほかい[行器；中能登町,topic=,session-id=,publisher=~,other=sketch+:轆轤の上で、陶土に指を当てている；sketch+:「ほかい」；地図+：中野都地域：石川県">
            <text:p>:m 1*1 RES / JVEMV6 64#228_minzoku_sisoo / 『現代日本思想大系　第３０巻　民俗の思想』 著者=柳宗悦（この章の著者）,校注=~ / p.248 / w=瓢箪；ほかい[行器；中能登町,topic=,session-id=,publisher=~,other=sketch+:轆轤の上で、陶土に指を当てている；sketch+:「ほかい」；地図+：中野都地域：石川県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2023/01/18</text:date>, <text:time>12:5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8T12:57:36.17</dc:date>
    <dc:creator>iwabuchi ken</dc:creator>
    <meta:editing-duration>P53DT2H10M1S</meta:editing-duration>
    <meta:editing-cycles>17052</meta:editing-cycles>
    <meta:document-statistic meta:table-count="2" meta:cell-count="920" meta:object-count="0"/>
    <meta:user-defined meta:name="qrichtext">1</meta:user-defined>
  </office:meta>
</office:document-meta>
</file>